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9000002DAEE13219F.jpg" manifest:media-type="image/jpeg"/>
  <manifest:file-entry manifest:full-path="Pictures/10000000000005FA0000043ECBDB2280.jpg" manifest:media-type="image/jpeg"/>
  <manifest:file-entry manifest:full-path="Pictures/1000000000000168000001AC007A9B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8cm" svg:height="2.99cm" svg:x="4.64cm" svg:y="5.52cm">
          <draw:image xlink:href="Pictures/1000000000000168000001AC007A9B3A.png" xlink:type="simple" xlink:show="embed" xlink:actuate="onLoad">
            <text:p/>
          </draw:image>
        </draw:frame>
        <draw:frame draw:style-name="gr1" draw:text-style-name="P1" draw:layer="layout" svg:width="8.855cm" svg:height="5.451cm" svg:x="8.725cm" svg:y="5.429cm">
          <draw:image xlink:href="Pictures/10000000000005FA0000043ECBDB2280.jpg" xlink:type="simple" xlink:show="embed" xlink:actuate="onLoad">
            <text:p/>
          </draw:image>
        </draw:frame>
        <draw:line draw:style-name="gr2" draw:text-style-name="P1" draw:layer="layout" svg:x1="7.19cm" svg:y1="8.28cm" svg:x2="6.48cm" svg:y2="6.68cm">
          <text:p/>
        </draw:line>
        <draw:frame draw:style-name="gr3" draw:text-style-name="P2" draw:layer="layout" svg:width="1.493cm" svg:height="0.763cm" svg:x="6.497cm" svg:y="8.427cm">
          <draw:text-box>
            <text:p><text:span text:style-name="T1">pin 1</text:span></text:p>
          </draw:text-box>
        </draw:frame>
        <draw:custom-shape draw:style-name="gr4" draw:text-style-name="P1" draw:layer="layout" svg:width="1.92cm" svg:height="1.05cm" svg:x="11.11cm" svg:y="10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2cm" svg:height="0.763cm" svg:x="6.14cm" svg:y="16.477cm">
          <draw:text-box>
            <text:p><text:span text:style-name="T1">SPI 0</text:span></text:p>
          </draw:text-box>
        </draw:frame>
        <draw:frame draw:style-name="gr5" draw:text-style-name="P1" draw:layer="layout" svg:width="14.556cm" svg:height="4.5cm" svg:x="3.2cm" svg:y="12.07cm">
          <draw:image xlink:href="Pictures/1000000000000939000002DAEE13219F.jpg" xlink:type="simple" xlink:show="embed" xlink:actuate="onLoad">
            <text:p/>
          </draw:image>
        </draw:frame>
        <draw:custom-shape draw:style-name="gr4" draw:text-style-name="P1" draw:layer="layout" svg:width="1.33cm" svg:height="1.25cm" svg:x="4.94cm" svg:y="1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3cm" svg:height="1.25cm" svg:x="4.42cm" svg:y="1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3cm" svg:height="1.25cm" svg:x="6.71cm" svg:y="11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2cm" svg:height="0.763cm" svg:x="6.687cm" svg:y="10.9cm">
          <draw:text-box>
            <text:p><text:span text:style-name="T1">SPI 1</text:span></text:p>
          </draw:text-box>
        </draw:frame>
        <draw:frame draw:style-name="gr7" draw:text-style-name="P2" draw:layer="layout" svg:width="1.7cm" svg:height="0.763cm" svg:x="4.71cm" svg:y="10.86cm">
          <draw:text-box>
            <text:p><text:span text:style-name="T1">SPI 2</text:span></text:p>
          </draw:text-box>
        </draw:frame>
        <draw:frame draw:style-name="gr3" draw:text-style-name="P2" draw:layer="layout" svg:width="1.62cm" svg:height="0.763cm" svg:x="4.19cm" svg:y="16.457cm">
          <draw:text-box>
            <text:p><text:span text:style-name="T1">SPI 3</text:span></text:p>
          </draw:text-box>
        </draw:frame>
        <draw:custom-shape draw:style-name="gr4" draw:text-style-name="P1" draw:layer="layout" svg:width="1.33cm" svg:height="1.25cm" svg:x="6.27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3-09-17T11:55:02</meta:creation-date>
    <meta:generator>LibreOffice/4.2.8.2$Linux_X86_64 LibreOffice_project/420m0$Build-2</meta:generator>
    <dc:date>2016-06-10T11:22:40.754441859</dc:date>
    <meta:editing-duration>PT22M24S</meta:editing-duration>
    <meta:editing-cycles>7</meta:editing-cycles>
    <meta:document-statistic meta:object-count="14"/>
  </office:meta>
</office:document-meta>
</file>